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CharacterEntityDecoder.findNextPotentialReference( int startPosi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tmlCharacterEntityDecoder.getReferenceSubstring( int reference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CharacterEntityDecoder.de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CharacterEntityDecoder.HtmlCharacterEntityDecoder( HtmlCharacterEntityReferences characterEntityReferences , String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CharacterEntityDecoder.processPossibleRefere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CharacterEntityDecoder.processNamed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CharacterEntityDecoder.copyCharactersTillPotentialRefere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mlCharacterEntityDecoder.processNumberedRefere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